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b3549" officeooo:paragraph-rsid="000b3549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0b3549" officeooo:paragraph-rsid="000b35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549" style:font-weight-asian="bold" style:font-weight-complex="bold"/>
    </style:style>
    <style:style style:name="T3" style:family="text">
      <style:text-properties officeooo:rsid="000b3549"/>
    </style:style>
    <style:style style:name="T4" style:family="text">
      <style:text-properties officeooo:rsid="000b5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4/5</text:span></text:p>
      <text:p text:style-name="Standard">Date : <text:span text:style-name="T3">25/03/2024</text:span></text:p>
      <text:p text:style-name="Standard">Horaires :<text:span text:style-name="T3">(</text:span> <text:span text:style-name="T3">9h/10h30 ) (15h30/17h30) </text:span></text:p>
      <text:p text:style-name="Standard">Objectif(s) de<text:span text:style-name="T3">s</text:span> séance<text:span text:style-name="T3">s</text:span> :</text:p>
      <text:p text:style-name="Standard">Animateur (Chef de projet) : <text:span text:style-name="T3">Mathis</text:span></text:p>
      <text:p text:style-name="Standard">Lieu : <text:span text:style-name="T3">4A04, 0A30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Maquette</text:span> </text:p>
      <text:p text:style-name="P4">Réaliser une maquette de l’appli/site pour avoir une première vue de la finalité </text:p>
      <text:p text:style-name="Standard"/>
      <text:p text:style-name="Standard"/>
      <text:p text:style-name="Standard"/>
      <text:p text:style-name="Standard">2- Titre du point 2 : <text:s/><text:span text:style-name="T3">Tableau du budget </text:span></text:p>
      <text:p text:style-name="P4"><text:span text:style-name="T4">Commencer à </text:span>Compléter le tableau du budge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8</meta:editing-cycles>
    <meta:creation-date>2024-02-29T19:29:00</meta:creation-date>
    <dc:date>2024-03-25T09:23:22.415000000</dc:date>
    <meta:editing-duration>PT43M1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4" meta:word-count="89" meta:character-count="484" meta:non-whitespace-character-count="411"/>
    <meta:user-defined meta:name="AppVersion">16.0000</meta:user-defined>
    <meta:template xlink:type="simple" xlink:actuate="onRequest" xlink:title="Normal.dotm" xlink:href=""/>
  </office:meta>
</office:document-meta>
</file>